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roman" svg:font-family="roman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entury Schoolbook1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9.001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9.001cm"/>
    </style:style>
    <style:style style:name="Table1.1" style:family="table-row">
      <style:table-row-properties style:min-row-height="0.36cm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83caff" fo:padding="0.097cm" fo:border="1pt solid #83caff" style:writing-mode="lr-tb">
        <style:background-image/>
      </style:table-cell-properties>
    </style:style>
    <style:style style:name="Table1.2" style:family="table-row">
      <style:table-row-properties style:min-row-height="1.097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-left="1pt solid #83caff" fo:border-right="1pt solid #83caff" fo:border-top="none" fo:border-bottom="1pt solid #83caff" style:writing-mode="lr-tb">
        <style:background-image/>
      </style:table-cell-properties>
    </style:style>
    <style:style style:name="Table2" style:family="table">
      <style:table-properties style:width="18.039cm" fo:margin-left="0.02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03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83caff" fo:padding="0.097cm" fo:border="1pt solid #83caff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1pt solid #83caff" fo:border-right="1pt solid #83caff" fo:border-top="none" fo:border-bottom="1pt solid #83caff" style:writing-mode="lr-tb">
        <style:background-image/>
      </style:table-cell-properties>
    </style:style>
    <style:style style:name="Table3" style:family="table" style:master-page-name="">
      <style:table-properties style:width="18.098cm" fo:margin-left="0.004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5.105cm"/>
    </style:style>
    <style:style style:name="Table3.B" style:family="table-column">
      <style:table-column-properties style:column-width="12.993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83caff" fo:padding="0.097cm" fo:border="1pt solid #83caff" style:writing-mode="lr-tb">
        <style:background-image/>
      </style:table-cell-properties>
    </style:style>
    <style:style style:name="Table3.2" style:family="table-row">
      <style:table-row-properties style:min-row-height="0.783cm"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97cm" fo:border-left="1pt solid #83caff" fo:border-right="none" fo:border-top="none" fo:border-bottom="1pt solid #83caff" style:writing-mode="lr-tb">
        <style:background-image/>
      </style:table-cell-properties>
    </style:style>
    <style:style style:name="Table3.B2" style:family="table-cell">
      <style:table-cell-properties style:vertical-align="" fo:background-color="transparent" fo:padding="0.097cm" fo:border-left="1pt solid #83caff" fo:border-right="1pt solid #83caff" fo:border-top="none" fo:border-bottom="1pt solid #83caff" style:writing-mode="lr-tb">
        <style:background-image/>
      </style:table-cell-properties>
    </style:style>
    <style:style style:name="Table3.3" style:family="table-row">
      <style:table-row-properties style:min-row-height="1.416cm" fo:background-color="transparent" fo:keep-together="auto">
        <style:background-image/>
      </style:table-row-properties>
    </style:style>
    <style:style style:name="Table3.4" style:family="table-row">
      <style:table-row-properties style:min-row-height="0.714cm" fo:background-color="transparent" fo:keep-together="auto">
        <style:background-image/>
      </style:table-row-properties>
    </style:style>
    <style:style style:name="Table3.5" style:family="table-row">
      <style:table-row-properties style:min-row-height="0.78cm" fo:background-color="transparent" fo:keep-together="auto">
        <style:background-image/>
      </style:table-row-properties>
    </style:style>
    <style:style style:name="Table3.6" style:family="table-row">
      <style:table-row-properties style:min-row-height="0.688cm" fo:background-color="transparent" fo:keep-together="auto">
        <style:background-image/>
      </style:table-row-properties>
    </style:style>
    <style:style style:name="Table3.10" style:family="table-row">
      <style:table-row-properties style:min-row-height="0.713cm" fo:background-color="transparent" fo:keep-together="auto">
        <style:background-image/>
      </style:table-row-properties>
    </style:style>
    <style:style style:name="Table3.11" style:family="table-row">
      <style:table-row-properties style:min-row-height="0.69cm" fo:background-color="transparent" fo:keep-together="auto">
        <style:background-image/>
      </style:table-row-properties>
    </style:style>
    <style:style style:name="Table4" style:family="table">
      <style:table-properties style:width="18.039cm" fo:margin-left="0.02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5.022cm"/>
    </style:style>
    <style:style style:name="Table4.B" style:family="table-column">
      <style:table-column-properties style:column-width="5.001cm"/>
    </style:style>
    <style:style style:name="Table4.C" style:family="table-column">
      <style:table-column-properties style:column-width="4.5cm"/>
    </style:style>
    <style:style style:name="Table4.D" style:family="table-column">
      <style:table-column-properties style:column-width="3.517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83caff" fo:padding="0.097cm" fo:border="1pt solid #83caff" style:writing-mode="lr-tb">
        <style:background-image/>
      </style:table-cell-properties>
    </style:style>
    <style:style style:name="Table4.2" style:family="table-row">
      <style:table-row-properties style:min-row-height="0.681cm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1pt solid #83caff" fo:border-right="none" fo:border-top="none" fo:border-bottom="1pt solid #83caff" style:writing-mode="lr-tb">
        <style:background-image/>
      </style:table-cell-properties>
    </style:style>
    <style:style style:name="Table4.C2" style:family="table-cell">
      <style:table-cell-properties style:vertical-align="" fo:background-color="transparent" fo:padding="0.097cm" fo:border-left="1pt solid #83caff" fo:border-right="1pt solid #83caff" fo:border-top="none" fo:border-bottom="1pt solid #83caff" style:writing-mode="lr-tb">
        <style:background-image/>
      </style:table-cell-properties>
    </style:style>
    <style:style style:name="Table4.3" style:family="table-row">
      <style:table-row-properties style:min-row-height="0.711cm" fo:background-color="transparent" fo:keep-together="auto">
        <style:background-image/>
      </style:table-row-properties>
    </style:style>
    <style:style style:name="Table4.4" style:family="table-row">
      <style:table-row-properties style:min-row-height="0.688cm" fo:background-color="transparent" fo:keep-together="auto">
        <style:background-image/>
      </style:table-row-properties>
    </style:style>
    <style:style style:name="Table4.5" style:family="table-row">
      <style:table-row-properties style:min-row-height="0.714cm" fo:background-color="transparent" fo:keep-together="auto">
        <style:background-image/>
      </style:table-row-properties>
    </style:style>
    <style:style style:name="Table6" style:family="table">
      <style:table-properties style:width="18.098cm" fo:margin-left="0cm" fo:break-before="auto" fo:break-after="auto" table:align="left" style:writing-mode="lr-tb"/>
    </style:style>
    <style:style style:name="Table6.A" style:family="table-column">
      <style:table-column-properties style:column-width="4.043cm"/>
    </style:style>
    <style:style style:name="Table6.B" style:family="table-column">
      <style:table-column-properties style:column-width="4.556cm"/>
    </style:style>
    <style:style style:name="Table6.C" style:family="table-column">
      <style:table-column-properties style:column-width="5.503cm"/>
    </style:style>
    <style:style style:name="Table6.D" style:family="table-column">
      <style:table-column-properties style:column-width="3.995cm"/>
    </style:style>
    <style:style style:name="Table6.A1" style:family="table-cell">
      <style:table-cell-properties fo:background-color="#83caff" fo:padding="0.097cm" fo:border="1pt solid #83caff">
        <style:background-image/>
      </style:table-cell-properties>
    </style:style>
    <style:style style:name="Table6.A2" style:family="table-cell">
      <style:table-cell-properties fo:padding="0.097cm" fo:border-left="1pt solid #83caff" fo:border-right="none" fo:border-top="none" fo:border-bottom="1pt solid #83caff"/>
    </style:style>
    <style:style style:name="Table6.B2" style:family="table-cell">
      <style:table-cell-properties fo:padding="0.097cm" fo:border-left="1pt solid #83caff" fo:border-right="none" fo:border-top="none" fo:border-bottom="1pt solid #83caff"/>
    </style:style>
    <style:style style:name="Table6.C2" style:family="table-cell">
      <style:table-cell-properties fo:padding="0.097cm" fo:border-left="1pt solid #83caff" fo:border-right="none" fo:border-top="none" fo:border-bottom="1pt solid #83caff"/>
    </style:style>
    <style:style style:name="Table6.D2" style:family="table-cell">
      <style:table-cell-properties fo:padding="0.097cm" fo:border-left="1pt solid #83caff" fo:border-right="1pt solid #83caff" fo:border-top="none" fo:border-bottom="1pt solid #83caff"/>
    </style:style>
    <style:style style:name="Table6.A3" style:family="table-cell">
      <style:table-cell-properties fo:padding="0.097cm" fo:border-left="1pt solid #83caff" fo:border-right="none" fo:border-top="none" fo:border-bottom="1pt solid #83caff"/>
    </style:style>
    <style:style style:name="Table6.B3" style:family="table-cell">
      <style:table-cell-properties fo:padding="0.097cm" fo:border-left="1pt solid #83caff" fo:border-right="none" fo:border-top="none" fo:border-bottom="1pt solid #83caff"/>
    </style:style>
    <style:style style:name="Table6.C3" style:family="table-cell">
      <style:table-cell-properties fo:padding="0.097cm" fo:border-left="1pt solid #83caff" fo:border-right="none" fo:border-top="none" fo:border-bottom="1pt solid #83caff"/>
    </style:style>
    <style:style style:name="Table6.D3" style:family="table-cell">
      <style:table-cell-properties fo:padding="0.097cm" fo:border-left="1pt solid #83caff" fo:border-right="1pt solid #83caff" fo:border-top="none" fo:border-bottom="1pt solid #83caff"/>
    </style:style>
    <style:style style:name="Table6.A4" style:family="table-cell">
      <style:table-cell-properties fo:padding="0.097cm" fo:border-left="1pt solid #83caff" fo:border-right="none" fo:border-top="none" fo:border-bottom="1pt solid #83caff"/>
    </style:style>
    <style:style style:name="Table6.B4" style:family="table-cell">
      <style:table-cell-properties fo:padding="0.097cm" fo:border-left="1pt solid #83caff" fo:border-right="none" fo:border-top="none" fo:border-bottom="1pt solid #83caff"/>
    </style:style>
    <style:style style:name="Table6.C4" style:family="table-cell">
      <style:table-cell-properties fo:padding="0.097cm" fo:border-left="1pt solid #83caff" fo:border-right="none" fo:border-top="none" fo:border-bottom="1pt solid #83caff"/>
    </style:style>
    <style:style style:name="Table6.D4" style:family="table-cell">
      <style:table-cell-properties fo:padding="0.097cm" fo:border-left="1pt solid #83caff" fo:border-right="1pt solid #83caff" fo:border-top="none" fo:border-bottom="1pt solid #83caff"/>
    </style:style>
    <style:style style:name="Table6.A5" style:family="table-cell">
      <style:table-cell-properties fo:padding="0.097cm" fo:border-left="1pt solid #83caff" fo:border-right="none" fo:border-top="none" fo:border-bottom="1pt solid #83caff"/>
    </style:style>
    <style:style style:name="Table6.B5" style:family="table-cell">
      <style:table-cell-properties fo:padding="0.097cm" fo:border-left="1pt solid #83caff" fo:border-right="none" fo:border-top="none" fo:border-bottom="1pt solid #83caff"/>
    </style:style>
    <style:style style:name="Table6.C5" style:family="table-cell">
      <style:table-cell-properties fo:padding="0.097cm" fo:border-left="1pt solid #83caff" fo:border-right="none" fo:border-top="none" fo:border-bottom="1pt solid #83caff"/>
    </style:style>
    <style:style style:name="Table6.D5" style:family="table-cell">
      <style:table-cell-properties fo:padding="0.097cm" fo:border-left="1pt solid #83caff" fo:border-right="1pt solid #83caff" fo:border-top="none" fo:border-bottom="1pt solid #83caff"/>
    </style:style>
    <style:style style:name="Table7" style:family="table" style:master-page-name="">
      <style:table-properties style:width="18.098cm" fo:margin-left="0.028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18.098cm"/>
    </style:style>
    <style:style style:name="Table7.1" style:family="table-row">
      <style:table-row-properties style:min-row-height="0.609cm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83caff" fo:padding="0.097cm" fo:border="1pt solid #83caff" style:writing-mode="lr-tb">
        <style:background-image/>
      </style:table-cell-properties>
    </style:style>
    <style:style style:name="Table7.2" style:family="table-row">
      <style:table-row-properties fo:background-color="transparent" fo:keep-together="auto">
        <style:background-image/>
      </style:table-row-properties>
    </style:style>
    <style:style style:name="Table7.A2" style:family="table-cell">
      <style:table-cell-properties style:vertical-align="" fo:background-color="transparent" fo:padding="0.097cm" fo:border="1pt solid #83caff" style:writing-mode="lr-tb">
        <style:background-image/>
      </style:table-cell-properties>
    </style:style>
    <style:style style:name="Table5" style:family="table" style:master-page-name="">
      <style:table-properties style:width="18.098cm" fo:margin-left="0.028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18.098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83caff" fo:padding="0.097cm" fo:border="1pt solid #83caff" style:writing-mode="lr-tb">
        <style:background-image/>
      </style:table-cell-properties>
    </style:style>
    <style:style style:name="Table5.A2" style:family="table-cell">
      <style:table-cell-properties style:vertical-align="" fo:background-color="transparent" fo:padding="0.097cm" fo:border="1pt solid #83caff" style:writing-mode="lr-tb">
        <style:background-image/>
      </style:table-cell-properties>
    </style:style>
    <style:style style:name="P1" style:family="paragraph" style:parent-style-name="Standard">
      <style:paragraph-properties fo:line-height="100%"/>
      <style:text-properties fo:color="#0d0d0d" style:font-name="Times New Roman" fo:font-size="12pt" style:font-name-asian="Times New Roman1" style:font-size-asian="12pt" style:font-name-complex="Times New Roman1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d0d0d" style:font-name="Times New Roman" fo:font-size="12pt" fo:language="en" fo:country="IN" fo:font-weight="bold" style:font-name-asian="Times New Roman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fo:language="en" fo:country="IN" fo:font-weight="bold" fo:background-color="#ffffff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fo:language="en" fo:country="IN" fo:font-weight="bold" fo:background-color="#ffffff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8" style:family="paragraph" style:parent-style-name="Standard">
      <style:paragraph-properties fo:margin-top="0cm" fo:margin-bottom="0.088cm" loext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cm" fo:margin-bottom="0.088cm" loext:contextual-spacing="false" fo:line-height="100%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left="0.191cm" fo:margin-right="0cm" fo:line-height="100%" fo:text-indent="0cm" style:auto-text-indent="false"/>
      <style:text-properties fo:color="#0d0d0d" style:font-name="Times New Roman" fo:font-size="12pt" style:font-name-asian="Times New Roman1" style:font-size-asian="12pt" style:font-name-complex="Times New Roman1"/>
    </style:style>
    <style:style style:name="P11" style:family="paragraph" style:parent-style-name="Standard">
      <style:paragraph-properties fo:margin-left="0.191cm" fo:margin-right="0cm" fo:margin-top="0cm" fo:margin-bottom="0.035cm" loext:contextual-spacing="false" fo:text-indent="0cm" style:auto-text-indent="false"/>
      <style:text-properties fo:color="#0d0d0d" style:font-name="Times New Roman" fo:font-size="12pt" style:font-name-asian="Times New Roman1" style:font-size-asian="12pt" style:font-name-complex="Times New Roman1"/>
    </style:style>
    <style:style style:name="P12" style:family="paragraph" style:parent-style-name="Standard">
      <style:paragraph-properties fo:margin-top="0cm" fo:margin-bottom="0.035cm" loext:contextual-spacing="false"/>
    </style:style>
    <style:style style:name="P13" style:family="paragraph" style:parent-style-name="Standard">
      <style:paragraph-properties fo:margin-left="0cm" fo:margin-right="-2cm" fo:margin-top="0cm" fo:margin-bottom="0.065cm" loext:contextual-spacing="false" fo:line-height="100%" fo:text-align="start" style:justify-single-word="false" fo:orphans="2" fo:widows="2" fo:text-indent="0cm" style:auto-text-indent="false" style:writing-mode="lr-tb"/>
    </style:style>
    <style:style style:name="P14" style:family="paragraph" style:parent-style-name="Standard">
      <style:paragraph-properties fo:margin-left="0.266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fo:language="en" fo:country="IN" fo:font-weight="bold" fo:background-color="#ffffff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left="0.266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fo:language="en" fo:country="IN" fo:font-weight="bold" officeooo:paragraph-rsid="001e380c" fo:background-color="#ffffff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left="0.266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margin-left="0.266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fo:language="en" fo:country="IN" officeooo:paragraph-rsid="001e380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left="0.065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left="0.086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20" style:family="paragraph" style:parent-style-name="Table_20_Contents">
      <style:text-properties fo:color="#000000" style:font-name="Times New Roman" fo:font-size="12pt" fo:language="en" fo:country="IN" fo:font-weight="bold" fo:background-color="#ffffff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21" style:family="paragraph" style:parent-style-name="Table_20_Contents">
      <style:text-properties fo:color="#000000" style:font-name="Times New Roman" fo:font-size="12pt" fo:language="en" fo:country="IN" fo:font-weight="normal" fo:background-color="#ffffff" style:font-name-asian="Calibri1" style:font-size-asian="12pt" style:language-asian="en" style:country-asian="IN" style:font-weight-asian="normal" style:font-name-complex="Times New Roman1" style:font-size-complex="11pt" style:language-complex="ar" style:country-complex="SA" style:font-weight-complex="normal"/>
    </style:style>
    <style:style style:name="P22" style:family="paragraph" style:parent-style-name="Table_20_Contents">
      <style:text-properties fo:color="#0d0d0d" style:font-name="Times New Roman" fo:font-size="12pt" fo:language="en" fo:country="IN" fo:font-weight="bold" style:font-name-asian="Times New Roman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cm" fo:margin-bottom="0.065cm" loext:contextual-spacing="false" fo:line-height="100%"/>
      <style:text-properties fo:color="#0d0d0d" style:font-name="Times New Roman" fo:font-size="12pt" style:font-name-asian="Times New Roman1" style:font-size-asian="12pt" style:font-name-complex="Times New Roman1"/>
    </style:style>
    <style:style style:name="P24" style:family="paragraph" style:parent-style-name="Standard" style:master-page-name="">
      <style:paragraph-properties fo:margin-top="0cm" fo:margin-bottom="0.065cm" loext:contextual-spacing="false" fo:line-height="100%" style:page-number="auto" fo:break-before="auto" fo:break-after="auto"/>
      <style:text-properties fo:color="#0d0d0d" style:font-name="Times New Roman" fo:font-size="12pt" style:font-name-asian="Times New Roman1" style:font-size-asian="12pt" style:font-name-complex="Times New Roman1"/>
    </style:style>
    <style:style style:name="P25" style:family="paragraph" style:parent-style-name="List_20_Paragraph">
      <style:paragraph-properties fo:margin-left="0.335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26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language="en" fo:country="IN" fo:font-weight="normal" officeooo:paragraph-rsid="00070763" fo:background-color="#ffffff" style:font-name-asian="Calibri1" style:font-size-asian="12pt" style:language-asian="en" style:country-asian="IN" style:font-weight-asian="normal" style:font-name-complex="Times New Roman1" style:font-size-complex="11pt" style:language-complex="ar" style:country-complex="SA" style:font-weight-complex="normal"/>
    </style:style>
    <style:style style:name="P27" style:family="paragraph" style:parent-style-name="List_20_Paragraph">
      <style:paragraph-properties fo:margin-left="0.584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28" style:family="paragraph" style:parent-style-name="List_20_Paragraph">
      <style:paragraph-properties fo:margin-left="0.584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language="en" fo:country="IN" fo:font-weight="bold" fo:background-color="#ffffff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29" style:family="paragraph" style:parent-style-name="Standard" style:master-page-name="Standard">
      <style:paragraph-properties fo:margin-top="0cm" fo:margin-bottom="0.088cm" loext:contextual-spacing="false" fo:line-height="100%" fo:text-align="center" style:justify-single-word="false" style:page-number="auto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30" style:family="paragraph" style:parent-style-name="Standard">
      <style:paragraph-properties fo:margin-top="0cm" fo:margin-bottom="0.065cm" loext:contextual-spacing="false" fo:line-height="100%"/>
      <style:text-properties fo:color="#0d0d0d" style:font-name="Times New Roman" fo:font-size="12pt" style:font-name-asian="Times New Roman1" style:font-size-asian="12pt" style:font-name-complex="Times New Roman1"/>
    </style:style>
    <style:style style:name="P31" style:family="paragraph" style:parent-style-name="Standard">
      <style:paragraph-properties fo:margin-top="0cm" fo:margin-bottom="0.143cm" loext:contextual-spacing="false" fo:line-height="100%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32" style:family="paragraph" style:parent-style-name="Standard">
      <style:paragraph-properties fo:margin-top="0cm" fo:margin-bottom="0.143cm" loext:contextual-spacing="false" fo:line-height="100%"/>
      <style:text-properties fo:color="#000000" style:font-name="Times New Roman" fo:font-size="12pt" fo:language="en" fo:country="IN" officeooo:paragraph-rsid="0042bb0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cm" fo:margin-bottom="0.138cm" loext:contextual-spacing="false" fo:line-height="100%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34" style:family="paragraph" style:parent-style-name="Standard">
      <style:paragraph-properties fo:margin-top="0cm" fo:margin-bottom="0.138cm" loext:contextual-spacing="false" fo:line-height="100%"/>
      <style:text-properties fo:color="#000000" style:font-name="Times New Roman" fo:font-size="12pt" fo:language="en" fo:country="IN" officeooo:paragraph-rsid="0042bb0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35" style:family="paragraph" style:parent-style-name="Standard">
      <style:paragraph-properties fo:margin-top="0cm" fo:margin-bottom="0.141cm" loext:contextual-spacing="false" fo:line-height="100%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36" style:family="paragraph" style:parent-style-name="Standard">
      <style:paragraph-properties fo:margin-top="0cm" fo:margin-bottom="0.141cm" loext:contextual-spacing="false" fo:line-height="100%"/>
      <style:text-properties fo:color="#000000" style:font-name="Times New Roman" fo:font-size="12pt" fo:language="en" fo:country="IN" officeooo:paragraph-rsid="0042bb0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37" style:family="paragraph" style:parent-style-name="Standard">
      <style:paragraph-properties fo:line-height="100%"/>
      <style:text-properties fo:color="#0d0d0d" style:font-name="Times New Roman" fo:font-size="12pt" style:font-name-asian="Times New Roman1" style:font-size-asian="12pt" style:font-name-complex="Times New Roman1"/>
    </style:style>
    <style:style style:name="P38" style:family="paragraph" style:parent-style-name="Standard">
      <style:paragraph-properties fo:line-height="100%"/>
      <style:text-properties fo:color="#0d0d0d" style:font-name="Times New Roman" fo:font-size="12pt" officeooo:paragraph-rsid="001e380c" style:font-name-asian="Times New Roman1" style:font-size-asian="12pt" style:font-name-complex="Times New Roman1"/>
    </style:style>
    <style:style style:name="P39" style:family="paragraph" style:parent-style-name="Standard">
      <style:text-properties fo:color="#0d0d0d" style:font-name="Times New Roman" fo:font-size="12pt" officeooo:paragraph-rsid="0042bb0c" style:font-name-asian="Times New Roman1" style:font-size-asian="12pt" style:font-name-complex="Times New Roman1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fo:language="en" fo:country="IN" fo:font-weight="bold" fo:background-color="#ffffff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fo:language="en" fo:country="IN" fo:font-weight="bold" officeooo:paragraph-rsid="0042bb0c" fo:background-color="#ffffff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fo:language="en" fo:country="IN" officeooo:paragraph-rsid="0042bb0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0d0d0d" style:font-name="Times New Roman" fo:font-size="12pt" fo:language="en" fo:country="IN" fo:font-weight="bold" style:font-name-asian="Times New Roman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0d0d0d" style:font-name="Times New Roman" fo:font-size="12pt" fo:language="en" fo:country="IN" fo:font-weight="bold" officeooo:paragraph-rsid="0042bb0c" style:font-name-asian="Times New Roman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0d0d0d" style:font-name="Times New Roman" fo:font-size="12pt" fo:font-weight="bold" officeooo:paragraph-rsid="001e380c" style:font-name-asian="Times New Roman1" style:font-size-asian="12pt" style:font-weight-asian="bold" style:font-name-complex="Times New Roman1"/>
    </style:style>
    <style:style style:name="P47" style:family="paragraph" style:parent-style-name="Standard">
      <style:paragraph-properties fo:margin-left="0.191cm" fo:margin-right="0cm" fo:margin-top="0cm" fo:margin-bottom="0.069cm" loext:contextual-spacing="false" fo:line-height="100%" fo:text-indent="0cm" style:auto-text-indent="false"/>
      <style:text-properties fo:color="#0d0d0d" style:font-name="Times New Roman" fo:font-size="12pt" style:font-name-asian="Times New Roman1" style:font-size-asian="12pt" style:font-name-complex="Times New Roman1"/>
    </style:style>
    <style:style style:name="P48" style:family="paragraph" style:parent-style-name="Standard">
      <style:paragraph-properties fo:margin-left="0cm" fo:margin-right="0cm" fo:margin-top="0cm" fo:margin-bottom="0.069cm" loext:contextual-spacing="false" fo:line-height="100%" fo:text-indent="0cm" style:auto-text-indent="false"/>
      <style:text-properties fo:color="#0d0d0d" style:font-name="Times New Roman" fo:font-size="12pt" style:font-name-asian="Times New Roman1" style:font-size-asian="12pt" style:font-name-complex="Times New Roman1"/>
    </style:style>
    <style:style style:name="P49" style:family="paragraph" style:parent-style-name="List_20_Paragraph" style:list-style-name="WWNum2">
      <style:paragraph-properties fo:margin-left="0.335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50" style:family="paragraph" style:parent-style-name="List_20_Paragraph" style:list-style-name="WWNum1">
      <style:paragraph-properties fo:margin-left="0.584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51" style:family="paragraph" style:parent-style-name="List_20_Paragraph" style:list-style-name="WWNum1">
      <style:paragraph-properties fo:margin-left="0.584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officeooo:paragraph-rsid="00070763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52" style:family="paragraph" style:parent-style-name="List_20_Paragraph" style:list-style-name="WWNum1">
      <style:paragraph-properties fo:margin-left="0.584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officeooo:paragraph-rsid="002dd96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53" style:family="paragraph" style:parent-style-name="List_20_Paragraph" style:list-style-name="WWNum1">
      <style:paragraph-properties fo:margin-left="0.584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officeooo:paragraph-rsid="002f62dd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54" style:family="paragraph" style:parent-style-name="List_20_Paragraph" style:list-style-name="WWNum1">
      <style:paragraph-properties fo:margin-left="0.584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officeooo:paragraph-rsid="0042bb0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55" style:family="paragraph" style:parent-style-name="List_20_Paragraph" style:list-style-name="WWNum2">
      <style:paragraph-properties fo:margin-left="0.584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56" style:family="paragraph" style:parent-style-name="List_20_Paragraph" style:list-style-name="WWNum2">
      <style:paragraph-properties fo:margin-left="0.584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officeooo:paragraph-rsid="0042bb0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57" style:family="paragraph" style:parent-style-name="List_20_Paragraph" style:list-style-name="WWNum1">
      <style:paragraph-properties fo:margin-left="0.584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fo:font-weight="normal" officeooo:paragraph-rsid="00070763" fo:background-color="#ffffff" style:font-name-asian="Calibri1" style:font-size-asian="12pt" style:language-asian="en" style:country-asian="IN" style:font-weight-asian="normal" style:font-name-complex="Times New Roman1" style:font-size-complex="11pt" style:language-complex="ar" style:country-complex="SA" style:font-weight-complex="normal"/>
    </style:style>
    <style:style style:name="P58" style:family="paragraph" style:parent-style-name="List_20_Paragraph" style:list-style-name="WWNum1">
      <style:paragraph-properties fo:margin-left="0.584cm" fo:margin-right="0cm" fo:margin-top="0cm" fo:margin-bottom="0cm" loext:contextual-spacing="false" fo:line-height="100%" fo:text-align="justify" style:justify-single-word="false" fo:text-indent="-0.25cm" style:auto-text-indent="false"/>
      <style:text-properties fo:color="#000000" style:font-name="Times New Roman" fo:font-size="12pt" fo:language="en" fo:country="IN" fo:font-weight="normal" officeooo:paragraph-rsid="0042bb0c" fo:background-color="#ffffff" style:font-name-asian="Calibri1" style:font-size-asian="12pt" style:language-asian="en" style:country-asian="IN" style:font-weight-asian="normal" style:font-name-complex="Times New Roman1" style:font-size-complex="11pt" style:language-complex="ar" style:country-complex="SA" style:font-weight-complex="normal"/>
    </style:style>
    <style:style style:name="P59" style:family="paragraph" style:parent-style-name="List_20_Paragraph" style:list-style-name="WWNum1">
      <style:paragraph-properties fo:margin-left="0.6cm" fo:margin-right="0cm" fo:margin-top="0cm" fo:margin-bottom="0cm" loext:contextual-spacing="false" fo:line-height="100%" fo:text-align="justify" style:justify-single-word="false" fo:orphans="2" fo:widows="2" fo:text-indent="-0.199cm" style:auto-text-indent="false" style:writing-mode="lr-tb"/>
      <style:text-properties fo:color="#000000" style:font-name="Times New Roman" fo:font-size="12pt" fo:language="en" fo:country="IN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60" style:family="paragraph" style:parent-style-name="List_20_Paragraph" style:list-style-name="WWNum1">
      <style:paragraph-properties fo:margin-left="0.6cm" fo:margin-right="0cm" fo:margin-top="0cm" fo:margin-bottom="0cm" loext:contextual-spacing="false" fo:line-height="100%" fo:text-align="justify" style:justify-single-word="false" fo:orphans="2" fo:widows="2" fo:text-indent="-0.199cm" style:auto-text-indent="false" style:writing-mode="lr-tb"/>
      <style:text-properties fo:color="#000000" style:font-name="Times New Roman" fo:font-size="12pt" fo:language="en" fo:country="IN" officeooo:paragraph-rsid="0042bb0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61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language="en" fo:country="IN" fo:font-weight="normal" officeooo:paragraph-rsid="0042bb0c" fo:background-color="#ffffff" style:font-name-asian="Calibri1" style:font-size-asian="12pt" style:language-asian="en" style:country-asian="IN" style:font-weight-asian="normal" style:font-name-complex="Times New Roman1" style:font-size-complex="11pt" style:language-complex="ar" style:country-complex="SA" style:font-weight-complex="normal"/>
    </style:style>
    <style:style style:name="P62" style:family="paragraph" style:parent-style-name="List_20_Paragraph">
      <style:paragraph-properties fo:margin-left="0.584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language="en" fo:country="IN" officeooo:paragraph-rsid="0042bb0c" fo:background-color="#ffffff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P63" style:family="paragraph" style:parent-style-name="List_20_Paragraph">
      <style:paragraph-properties fo:margin-left="0.584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language="en" fo:country="IN" fo:font-weight="bold" officeooo:paragraph-rsid="0042bb0c" fo:background-color="#ffffff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P64" style:family="paragraph">
      <loext:graphic-properties draw:fill="solid" draw:fill-color="#000000"/>
      <style:paragraph-properties fo:text-align="start"/>
    </style:style>
    <style:style style:name="T1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2" style:family="text">
      <style:text-properties fo:color="#0d0d0d" style:font-name="Times New Roman" fo:font-size="12pt" fo:font-weight="bold" style:font-name-asian="Times New Roman1" style:font-size-asian="12pt" style:font-weight-asian="bold" style:font-name-complex="Times New Roman1" style:font-weight-complex="bold"/>
    </style:style>
    <style:style style:name="T3" style:family="text">
      <style:text-properties fo:color="#0d0d0d" style:font-name="Times New Roman" fo:font-size="12pt" style:font-name-asian="Times New Roman1" style:font-size-asian="12pt" style:font-name-complex="Times New Roman1"/>
    </style:style>
    <style:style style:name="T4" style:family="text">
      <style:text-properties fo:color="#0d0d0d" style:font-name="Times New Roman" fo:font-size="1pt" style:font-name-asian="Times New Roman1" style:font-size-asian="1pt" style:font-name-complex="Times New Roman1"/>
    </style:style>
    <style:style style:name="T5" style:family="text">
      <style:text-properties style:font-name="Century Schoolbook" fo:font-size="10pt" style:font-name-asian="Century Schoolbook1" style:font-size-asian="10pt" style:font-name-complex="Century Schoolbook1"/>
    </style:style>
    <style:style style:name="T6" style:family="text">
      <style:text-properties fo:color="#000000" style:font-name="Times New Roman" fo:font-size="12pt" fo:language="en" fo:country="IN" fo:background-color="#ffffff" loext:char-shading-value="0" style:font-name-asian="Calibri1" style:font-size-asian="12pt" style:language-asian="en" style:country-asian="IN" style:font-name-complex="Times New Roman1" style:font-size-complex="11pt" style:language-complex="ar" style:country-complex="SA"/>
    </style:style>
    <style:style style:name="T7" style:family="text">
      <style:text-properties fo:color="#000000" style:font-name="Times New Roman" fo:font-size="12pt" fo:language="en" fo:country="IN" fo:font-weight="bold" fo:background-color="#ffffff" loext:char-shading-value="0" style:font-name-asian="Calibri1" style:font-size-asian="12pt" style:language-asian="en" style:country-asian="IN" style:font-weight-asian="bold" style:font-name-complex="Times New Roman1" style:font-size-complex="11pt" style:language-complex="ar" style:country-complex="SA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fo:background-color="#ffffff" loext:char-shading-value="0" style:font-weight-asian="bold"/>
    </style:style>
    <style:style style:name="T10" style:family="text">
      <style:text-properties style:text-position="super 5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6224" style:font-weight-asian="normal" style:font-weight-complex="normal"/>
    </style:style>
    <style:style style:name="T13" style:family="text">
      <style:text-properties officeooo:rsid="003e1b16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42bb0c"/>
    </style:style>
    <style:style style:name="fr1" style:family="graphic" style:parent-style-name="Frame">
      <style:graphic-properties fo:margin-left="0.319cm" fo:margin-right="0.319cm" fo:margin-top="0cm" fo:margin-bottom="0cm" style:vertical-pos="from-top" style:vertical-rel="paragraph" style:horizontal-pos="from-left" style:horizontal-rel="paragraph" draw:opacity="0%" fo:padding="0cm" fo:border="none"/>
    </style:style>
    <style:style style:name="gr1" style:family="graphic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draw:fit-to-size="false" fo:min-height="0cm" fo:min-width="18.38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esume</text:p>
      <text:p text:style-name="P8"/>
      <text:p text:style-name="P9"><draw:frame draw:style-name="fr1" draw:name="Frame1" text:anchor-type="paragraph" svg:x="8.925cm" svg:y="0.185cm" svg:width="9.001cm" draw:z-index="1"><draw:text-box fo:min-height="0.041cm"><table:table table:name="Table1" table:style-name="Table1"><table:table-column table:style-name="Table1.A"/><table:table-row table:style-name="Table1.1"><table:table-cell table:style-name="Table1.A1" office:value-type="string"><text:p text:style-name="P3">Contact Details: <text:s/></text:p></table:table-cell></table:table-row><table:table-row table:style-name="Table1.2"><table:table-cell table:style-name="Table1.A2" office:value-type="string"><text:p text:style-name="P6"><text:span text:style-name="T8">Mob. No.:</text:span> +91-8983050329</text:p><text:p text:style-name="P2"><text:span text:style-name="T7">Email-ID:</text:span><text:span text:style-name="T6"> </text:span><text:a xlink:type="simple" xlink:href="mailto:prasad01dalavi@gmail.com" text:style-name="Internet_20_link" text:visited-style-name="Visited_20_Internet_20_Link">prasad01dalavi@gmail.com</text:a></text:p><text:p text:style-name="P6"><text:span text:style-name="T8">Address: </text:span><text:span text:style-name="T12">Vimannagar</text:span>, Pune</text:p></table:table-cell></table:table-row></table:table></draw:text-box></draw:frame> <text:s/></text:p>
      <text:p text:style-name="P9"><text:s text:c="2"/>Name: Prasad Dalavi</text:p>
      <text:p text:style-name="P11"><text:s/></text:p>
      <text:p text:style-name="P12"/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Summery: <text:s/></text:p>
          </table:table-cell>
        </table:table-row>
        <table:table-row table:style-name="Table2.1">
          <table:table-cell table:style-name="Table2.A2" office:value-type="string">
            <text:list xml:id="list5924521087187426057" text:style-name="WWNum2">
              <text:list-item>
                <text:p text:style-name="P49"><text:s/>Dedicated individual with 3 years of total experience and B.Tech in Electronics and <text:s text:c="2"/></text:p>
              </text:list-item>
            </text:list>
            <text:p text:style-name="P25"><text:s/>Tele-communication from BATU, Lonere.</text:p>
            <text:list xml:id="list114306294917384" text:continue-numbering="true" text:style-name="WWNum2">
              <text:list-item>
                <text:p text:style-name="P49"><text:s/>Currently working on Face Banking at Innodea Software Pvt Ltd, Vimannagar.</text:p>
              </text:list-item>
              <text:list-item>
                <text:p text:style-name="P49"><text:s/>Diverse experience with multiple projects in Python, Machine learning, Embedded systems and <text:s/></text:p>
              </text:list-item>
            </text:list>
            <text:p text:style-name="P25"><text:s/>Automation.</text:p>
            <text:list xml:id="list114307045308644" text:continue-numbering="true" text:style-name="WWNum2">
              <text:list-item>
                <text:p text:style-name="P49"><text:s/>Would like to associate myself with an organization that provides me an opportunity to improve my<text:line-break/> skills and contribute towards organization's growth.</text:p>
              </text:list-item>
            </text:list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2">Technical Skills: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0">Programming Languages</text:p>
          </table:table-cell>
          <table:table-cell table:style-name="Table3.B2" office:value-type="string">
            <text:p text:style-name="P21">Python2, Python3, C, Javascript(Basic), jQuery(Basic)</text:p>
          </table:table-cell>
        </table:table-row>
        <table:table-row table:style-name="Table3.3">
          <table:table-cell table:style-name="Table3.A2" office:value-type="string">
            <text:p text:style-name="P20">Python Libraries</text:p>
          </table:table-cell>
          <table:table-cell table:style-name="Table3.B2" office:value-type="string">
            <text:p text:style-name="P21">Tensorflow, Opencv, Celery, Numpy, Matplotlib, Pymongo, Pandas, PyQt4, Sockets, Requests</text:p>
          </table:table-cell>
        </table:table-row>
        <table:table-row table:style-name="Table3.4">
          <table:table-cell table:style-name="Table3.A2" office:value-type="string">
            <text:p text:style-name="P20">Web Frameworks</text:p>
          </table:table-cell>
          <table:table-cell table:style-name="Table3.B2" office:value-type="string">
            <text:p text:style-name="P21">Django, Django-REST, Django-ORM, Flask</text:p>
          </table:table-cell>
        </table:table-row>
        <table:table-row table:style-name="Table3.5">
          <table:table-cell table:style-name="Table3.A2" office:value-type="string">
            <text:p text:style-name="P20">Protocols</text:p>
          </table:table-cell>
          <table:table-cell table:style-name="Table3.B2" office:value-type="string">
            <text:p text:style-name="P21">HTTP, MQTT</text:p>
          </table:table-cell>
        </table:table-row>
        <table:table-row table:style-name="Table3.6">
          <table:table-cell table:style-name="Table3.A2" office:value-type="string">
            <text:p text:style-name="P20">VCS</text:p>
          </table:table-cell>
          <table:table-cell table:style-name="Table3.B2" office:value-type="string">
            <text:p text:style-name="P21">Git</text:p>
          </table:table-cell>
        </table:table-row>
        <table:table-row table:style-name="Table3.6">
          <table:table-cell table:style-name="Table3.A2" office:value-type="string">
            <text:p text:style-name="P20">Databases</text:p>
          </table:table-cell>
          <table:table-cell table:style-name="Table3.B2" office:value-type="string">
            <text:p text:style-name="P21">MySQL, MongoDB</text:p>
          </table:table-cell>
        </table:table-row>
        <table:table-row table:style-name="Table3.4">
          <table:table-cell table:style-name="Table3.A2" office:value-type="string">
            <text:p text:style-name="P20">Hardware Platforms</text:p>
          </table:table-cell>
          <table:table-cell table:style-name="Table3.B2" office:value-type="string">
            <text:p text:style-name="P21">Arduino, Raspberry Pi-3, 8051, GSM, ESP8266</text:p>
          </table:table-cell>
        </table:table-row>
        <table:table-row table:style-name="Table3.6">
          <table:table-cell table:style-name="Table3.A2" office:value-type="string">
            <text:p text:style-name="P20">Cloud Platforms</text:p>
          </table:table-cell>
          <table:table-cell table:style-name="Table3.B2" office:value-type="string">
            <text:p text:style-name="P21">Azure (IoT, Congitive Face API), AWS(IoT, EC2, RDS, Rekognition, S3)</text:p>
          </table:table-cell>
        </table:table-row>
        <table:table-row table:style-name="Table3.10">
          <table:table-cell table:style-name="Table3.A2" office:value-type="string">
            <text:p text:style-name="P20">IDEs</text:p>
          </table:table-cell>
          <table:table-cell table:style-name="Table3.B2" office:value-type="string">
            <text:p text:style-name="P21">Sublime Text, Pycharm, Atom, Visual Studio</text:p>
          </table:table-cell>
        </table:table-row>
        <table:table-row table:style-name="Table3.11">
          <table:table-cell table:style-name="Table3.A2" office:value-type="string">
            <text:p text:style-name="P20">Github Repository</text:p>
          </table:table-cell>
          <table:table-cell table:style-name="Table3.B2" office:value-type="string">
            <text:p text:style-name="P21">https://github.com/prasad01dalavi</text:p>
          </table:table-cell>
        </table:table-row>
        <table:table-row table:style-name="Table3.4">
          <table:table-cell table:style-name="Table3.A2" office:value-type="string">
            <text:p text:style-name="P20">Operating Sy<text:span text:style-name="T13">s</text:span>tems</text:p>
          </table:table-cell>
          <table:table-cell table:style-name="Table3.B2" office:value-type="string">
            <text:p text:style-name="P21">Linux(Ubuntu-16.04 LTS), Rasbian, Windows 7, Windows 10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3">Experiences: <text:s/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4">Organization</text:p>
          </table:table-cell>
          <table:table-cell table:style-name="Table4.A2" office:value-type="string">
            <text:p text:style-name="P14">Designation</text:p>
          </table:table-cell>
          <table:table-cell table:style-name="Table4.C2" table:number-columns-spanned="2" office:value-type="string">
            <text:p text:style-name="P4">Experience Duration</text:p>
          </table:table-cell>
          <table:covered-table-cell/>
        </table:table-row>
        <table:table-row table:style-name="Table4.3">
          <table:table-cell table:style-name="Table4.A2" office:value-type="string">
            <text:p text:style-name="P18">Innodea Software Pvt Ltd</text:p>
          </table:table-cell>
          <table:table-cell table:style-name="Table4.A2" office:value-type="string">
            <text:p text:style-name="P18">Python Developer</text:p>
          </table:table-cell>
          <table:table-cell table:style-name="Table4.A2" office:value-type="string">
            <text:p text:style-name="P16">Aug-2018 to Present</text:p>
          </table:table-cell>
          <table:table-cell table:style-name="Table4.C2" office:value-type="string">
            <text:p text:style-name="P16">3 Months</text:p>
          </table:table-cell>
        </table:table-row>
        <table:table-row table:style-name="Table4.4">
          <table:table-cell table:style-name="Table4.A2" office:value-type="string">
            <text:p text:style-name="P18">Living Mind Technologies</text:p>
          </table:table-cell>
          <table:table-cell table:style-name="Table4.A2" office:value-type="string">
            <text:p text:style-name="P18">Python and ML Engineer</text:p>
          </table:table-cell>
          <table:table-cell table:style-name="Table4.A2" office:value-type="string">
            <text:p text:style-name="P16">Jan-2017 to Aug-2018</text:p>
          </table:table-cell>
          <table:table-cell table:style-name="Table4.C2" office:value-type="string">
            <text:p text:style-name="P16">1 Year 8 Months</text:p>
          </table:table-cell>
        </table:table-row>
        <table:table-row table:style-name="Table4.5">
          <table:table-cell table:style-name="Table4.A2" office:value-type="string">
            <text:p text:style-name="P18">Govt. Polytechnic, Malvan</text:p>
          </table:table-cell>
          <table:table-cell table:style-name="Table4.A2" office:value-type="string">
            <text:p text:style-name="P18">Visiting Lecturer</text:p>
          </table:table-cell>
          <table:table-cell table:style-name="Table4.A2" office:value-type="string">
            <text:p text:style-name="P16">Jan 2016 to Oct-2016</text:p>
          </table:table-cell>
          <table:table-cell table:style-name="Table4.C2" office:value-type="string">
            <text:p text:style-name="P16">10 Months</text:p>
          </table:table-cell>
        </table:table-row>
        <table:table-row table:style-name="Table4.4">
          <table:table-cell table:style-name="Table4.A2" office:value-type="string">
            <text:p text:style-name="P18">VISNET Pvt Ltd.</text:p>
          </table:table-cell>
          <table:table-cell table:style-name="Table4.A2" office:value-type="string">
            <text:p text:style-name="P18">Technical Support</text:p>
          </table:table-cell>
          <table:table-cell table:style-name="Table4.A2" office:value-type="string">
            <text:p text:style-name="P19">Sept-2015 to Nov-2015</text:p>
          </table:table-cell>
          <table:table-cell table:style-name="Table4.C2" office:value-type="string">
            <text:p text:style-name="P19">3 Month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45"><text:span text:style-name="T15">Projects</text:span>: <text:s/></text:p>
          </table:table-cell>
        </table:table-row>
        <table:table-row table:style-name="Table5.1">
          <table:table-cell table:style-name="Table5.A2" office:value-type="string">
            <text:p text:style-name="P41">1) PayTack Face Banking (Aug 2018 to Present)</text:p>
            <text:list xml:id="list2498410447265374987" text:style-name="WWNum1">
              <text:list-item>
                <text:p text:style-name="P54"><text:span text:style-name="T8"><text:s/>Technology: </text:span><text:span text:style-name="T11">Python, Flask, MongoDB, Tensorflow Face Recognition, Microsoft Congitive Face <text:s text:c="2"/></text:span></text:p>
              </text:list-item>
            </text:list>
            <text:p text:style-name="P61"><text:s text:c="7"/>API</text:p>
            <text:list xml:id="list114305299461575" text:continue-numbering="true" text:style-name="WWNum1">
              <text:list-item>
                <text:p text:style-name="P54"><text:span text:style-name="T8"><text:s/>Overview:</text:span> <text:span text:style-name="T11">Paytm like application which uses Face Recognition for making transactions. It is used <text:s text:c="2"/></text:span></text:p>
                <text:p text:style-name="P58"><text:s/>to make transaction at ATM.</text:p>
              </text:list-item>
            </text:list>
            <text:list xml:id="list114307125447470" text:continue-list="list114307045308644" text:style-name="WWNum2">
              <text:list-item>
                <text:p text:style-name="P56"><text:span text:style-name="T8"><text:s/>Role: </text:span><text:span text:style-name="T11">Backend Developer, BDD Tester</text:span></text:p>
              </text:list-item>
            </text:list>
            <text:p text:style-name="P41"/>
            <text:p text:style-name="P41">2) Security and Surveillance System (April 2018 to Aug 2018)</text:p>
            <text:list xml:id="list114305581948226" text:continue-list="list114305299461575" text:style-name="WWNum1">
              <text:list-item>
                <text:p text:style-name="P60"><text:span text:style-name="T8"><text:s/>Technology: </text:span>Tensorflow,<text:span text:style-name="T8"> </text:span>Opencv, Python, Django, Django-Admin, AWS EC2, MySQL Database, <text:s text:c="2"/></text:p>
              </text:list-item>
            </text:list>
            <text:p text:style-name="P62"><text:s/>Raspberry-Pi, Python Requests</text:p>
            <text:list xml:id="list114307098140008" text:continue-numbering="true" text:style-name="WWNum1">
              <text:list-item>
                <text:p text:style-name="P54"><text:span text:style-name="T8"><text:s/>Overview:</text:span> Detects any suspicious activity across the camera and gives SMS alerts to the owner. </text:p>
              </text:list-item>
            </text:list>
            <text:p text:style-name="P62"><text:span text:style-name="T8"><text:s/></text:span>Software resides on RPi(for POC) which detects the general objects using TF Object Detection API </text:p>
            <text:p text:style-name="P62"><text:s/>and knife like dangerous object using custom trained model. It derives the meaningful information </text:p>
            <text:p text:style-name="P62"><text:s/>out of it and send the snapshot of the incident to the cloud. The user can see the detected activity by </text:p>
            <text:p text:style-name="P62"><text:s/>logging in to his account and take actions accordingly. User can also activate or de-activate alerts </text:p>
            <text:p text:style-name="P62"><text:s/>for particular objects which are not significant for them. This system can help to avoid accidents <text:s text:c="4"/></text:p>
            <text:p text:style-name="P62"><text:s/>like robbery, murder etc.</text:p>
            <text:list xml:id="list114306931428391" text:continue-list="list114307125447470" text:style-name="WWNum2">
              <text:list-item>
                <text:p text:style-name="P56"><text:span text:style-name="T8"><text:s/>Role:</text:span> Full Stack Developer</text:p>
              </text:list-item>
            </text:list>
            <text:p text:style-name="P63"/>
            <text:p text:style-name="P41">3) Face Recognition using Opencv (Mar 2018 )</text:p>
            <text:list xml:id="list114306127705255" text:continue-list="list114307098140008" text:style-name="WWNum1">
              <text:list-item>
                <text:p text:style-name="P54"><text:span text:style-name="T8"><text:s/>Technology: </text:span>Opencv, Python</text:p>
              </text:list-item>
              <text:list-item>
                <text:p text:style-name="P54"><text:span text:style-name="T8"><text:s/>Overview:</text:span> Detects and recognizes the faces using python and opencv.</text:p>
              </text:list-item>
            </text:list>
            <text:list xml:id="list114305781674017" text:continue-list="list114306931428391" text:style-name="WWNum2">
              <text:list-item>
                <text:p text:style-name="P56"><text:span text:style-name="T8"><text:s/>Role:</text:span> Developer</text:p>
              </text:list-item>
            </text:list>
            <text:p text:style-name="P41"/>
            <text:p text:style-name="P41">4) Depth Estimation using Stereo Vision for Cargo Space Monitoring (Jan 2018 to Mar 2018)</text:p>
            <text:list xml:id="list114305796680064" text:continue-list="list114306127705255" text:style-name="WWNum1">
              <text:list-item>
                <text:p text:style-name="P54"><text:span text:style-name="T8"><text:s/>Technology: </text:span>Opencv, Python, Stereo Vision</text:p>
              </text:list-item>
              <text:list-item>
                <text:p text:style-name="P54"><text:span text:style-name="T8"><text:s/>Overview:</text:span> Measures the Space available in Cargo Container using Stereo Vision. Which contains </text:p>
              </text:list-item>
            </text:list>
            <text:p text:style-name="P62"><text:span text:style-name="T8"><text:s/></text:span>two cameras separated at 110 mm distance and mounted at the rare top of the cargo container. It <text:s text:c="3"/></text:p>
            <text:p text:style-name="P62"><text:s/>calculates the distance(volume) using depth of the pixel values by using stereo images</text:p>
            <text:list xml:id="list114306186175022" text:continue-list="list114305781674017" text:style-name="WWNum2">
              <text:list-item>
                <text:p text:style-name="P56"><text:span text:style-name="T8"><text:s/>Role:</text:span> Developer</text:p>
              </text:list-item>
            </text:list>
            <text:p text:style-name="P43"/>
            <text:p text:style-name="P41">5) General Object Detection using Tensorflow Object Detection API (Dec 2017)</text:p>
            <text:list xml:id="list114306784807044" text:continue-list="list114305796680064" text:style-name="WWNum1">
              <text:list-item>
                <text:p text:style-name="P54"><text:span text:style-name="T8"><text:s/>Technology: </text:span>Tensorflow, Opencv, Matplotlib</text:p>
              </text:list-item>
              <text:list-item>
                <text:p text:style-name="P54"><text:span text:style-name="T8"><text:s/>Overview:</text:span> Detects the object coming across the Web Camera using Tensorflow object detection <text:s text:c="3"/></text:p>
              </text:list-item>
            </text:list>
            <text:p text:style-name="P62"><text:span text:style-name="T8"><text:s/></text:span>API. It can detect upto 90 general objects. </text:p>
            <text:list xml:id="list114306823341194" text:continue-list="list114306186175022" text:style-name="WWNum2">
              <text:list-item>
                <text:p text:style-name="P56"><text:span text:style-name="T8"><text:s/>Role:</text:span> Developer</text:p>
              </text:list-item>
              <text:list-item>
                <text:p text:style-name="P56"><text:span text:style-name="T8"><text:s/>Note:</text:span> We have trained our custom object (knife) detector using Paperspace cloud GPU by training <text:s text:c="2"/></text:p>
              </text:list-item>
            </text:list>
            <text:p text:style-name="P62"><text:s/>the model for about 8-9 Hours.</text:p>
            <text:p text:style-name="P62"/>
            <text:p text:style-name="P41">6) Real Time Prediction of General Objects using Clarifai API (Oct 2017 to Nov 2017)</text:p>
            <text:list xml:id="list114306587174889" text:continue-list="list114306784807044" text:style-name="WWNum1">
              <text:list-item>
                <text:p text:style-name="P54"><text:span text:style-name="T8"><text:s/>Technology: </text:span>Python,<text:span text:style-name="T8"> </text:span>Django REST, Clarifai API, Javascript, Jquery</text:p>
              </text:list-item>
              <text:list-item>
                <text:p text:style-name="P54"><text:span text:style-name="T8"><text:s/>Overview:</text:span> Predicts objects coming across camera using Clarifai General Model API. It sends SMS <text:s text:c="2"/></text:p>
              </text:list-item>
            </text:list>
            <text:p text:style-name="P62"><text:span text:style-name="T8"><text:s/></text:span>alerts if any person is detected.</text:p>
            <text:list xml:id="list114306029933985" text:continue-list="list114306823341194" text:style-name="WWNum2">
              <text:list-item>
                <text:p text:style-name="P56"><text:span text:style-name="T8"><text:s/>Role:</text:span> Full Stack Developer</text:p>
              </text:list-item>
            </text:list>
            <text:p text:style-name="P43"/>
            <text:p text:style-name="P41">7) Vehicle Tracking System (Task Based) (June 2017 to Sept 2017)</text:p>
            <text:list xml:id="list114306909814896" text:continue-list="list114306587174889" text:style-name="WWNum1">
              <text:list-item>
                <text:p text:style-name="P54"><text:span text:style-name="T8"><text:s/>Technology: </text:span>Django REST, AWS EC2, Angular-4, AWS, RDS, MySQL DB, Python Sockets</text:p>
              </text:list-item>
              <text:list-item>
                <text:p text:style-name="P54"><text:span text:style-name="T8"><text:s/>Overview:</text:span> This web application consists of task based Fleet Monitoring. It can generate reports like <text:s text:c="4"/></text:p>
                <text:p text:style-name="P54"><text:s/>Vehicle Utilization, Real Time status of vehicles, Monthly Tasks done by particular vehicle etc. It <text:s/></text:p>
                <text:p text:style-name="P54"><text:s/>helps user to manage his fleet very efficiently. It resides on AWS EC2 instance with Angular 4 at </text:p>
              </text:list-item>
            </text:list>
            <text:p text:style-name="P43"><text:soft-page-break/><text:s text:c="6"/>frontend and Django at backend. Frontend communicates with backend using Django REST API. </text:p>
            <text:p text:style-name="P43"><text:s text:c="6"/>Python socket listens to GPS devices (clients) fitted in vehicle and stores Coordinates into the AWS </text:p>
            <text:p text:style-name="P43"><text:s text:c="6"/>RDS MySQL database.</text:p>
            <text:list xml:id="list114305425939043" text:continue-list="list114306029933985" text:style-name="WWNum2">
              <text:list-item>
                <text:p text:style-name="P56"><text:span text:style-name="T8"><text:s/>Role:</text:span> Backend Developer</text:p>
              </text:list-item>
            </text:list>
            <text:p text:style-name="P41"/>
            <text:p text:style-name="P41">8) Real time Temperature, Humidity monitoring with Azure &amp; Power BI (Mar 2017 to May 2017)</text:p>
            <text:list xml:id="list114306494489351" text:continue-list="list114306909814896" text:style-name="WWNum1">
              <text:list-item>
                <text:p text:style-name="P54"><text:span text:style-name="T8"><text:s/>Technology: </text:span>Internet of Things, Arduino, Raspberry-Pi3, Python, HTTP </text:p>
              </text:list-item>
              <text:list-item>
                <text:p text:style-name="P54"><text:span text:style-name="T8"><text:s/>Overview:</text:span> DHT11 Sensors output is processed by Arduino Yun and sent to the Raspberry Pi</text:p>
              </text:list-item>
            </text:list>
            <text:p text:style-name="P43"><text:s text:c="7"/>(Gateway) over Wi-Fi. RPi uploads the relevant data on Microsoft Azure cloud using Python</text:p>
            <text:p text:style-name="P43"><text:s text:c="7"/>program as well as stores it locally. This data is then fed to Power BI by using stream analytics in </text:p>
            <text:p text:style-name="P43"><text:s text:c="7"/>Microsoft Azure cloud to create Dashboards.</text:p>
            <text:list xml:id="list114306403638209" text:continue-list="list114305425939043" text:style-name="WWNum2">
              <text:list-item>
                <text:p text:style-name="P56"><text:span text:style-name="T8"><text:s/>Role</text:span>: Developer</text:p>
              </text:list-item>
            </text:list>
          </table:table-cell>
        </table:table-row>
      </table:table>
      <text:p text:style-name="P3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46">Education:</text:p>
          </table:table-cell>
          <table:covered-table-cell/>
          <table:covered-table-cell/>
          <table:covered-table-cell/>
        </table:table-row>
        <table:table-row>
          <table:table-cell table:style-name="Table6.A4" office:value-type="string">
            <text:p text:style-name="P15">Qualification</text:p>
          </table:table-cell>
          <table:table-cell table:style-name="Table6.B4" office:value-type="string">
            <text:p text:style-name="P15">University/Board</text:p>
          </table:table-cell>
          <table:table-cell table:style-name="Table6.C4" office:value-type="string">
            <text:p text:style-name="P15">Percentage/CGPA</text:p>
          </table:table-cell>
          <table:table-cell table:style-name="Table6.D4" office:value-type="string">
            <text:p text:style-name="P15">Year of Passing</text:p>
          </table:table-cell>
        </table:table-row>
        <table:table-row>
          <table:table-cell table:style-name="Table6.A4" office:value-type="string">
            <text:p text:style-name="P17">B. Tech in EXTC</text:p>
          </table:table-cell>
          <table:table-cell table:style-name="Table6.B4" office:value-type="string">
            <text:p text:style-name="P17">Dr. B.A.T.U., Lonere</text:p>
          </table:table-cell>
          <table:table-cell table:style-name="Table6.C4" office:value-type="string">
            <text:p text:style-name="P17">8.82 or 81.41 % </text:p>
          </table:table-cell>
          <table:table-cell table:style-name="Table6.D4" office:value-type="string">
            <text:p text:style-name="P17">2015</text:p>
          </table:table-cell>
        </table:table-row>
        <table:table-row>
          <table:table-cell table:style-name="Table6.A4" office:value-type="string">
            <text:p text:style-name="P17">Diploma in EXTC</text:p>
          </table:table-cell>
          <table:table-cell table:style-name="Table6.B4" office:value-type="string">
            <text:p text:style-name="P17">MSBTE</text:p>
          </table:table-cell>
          <table:table-cell table:style-name="Table6.C4" office:value-type="string">
            <text:p text:style-name="P17">88.63 %</text:p>
          </table:table-cell>
          <table:table-cell table:style-name="Table6.D4" office:value-type="string">
            <text:p text:style-name="P17">2012</text:p>
          </table:table-cell>
        </table:table-row>
        <table:table-row>
          <table:table-cell table:style-name="Table6.A5" office:value-type="string">
            <text:p text:style-name="P17">S.S.C</text:p>
          </table:table-cell>
          <table:table-cell table:style-name="Table6.B5" office:value-type="string">
            <text:p text:style-name="P17">Kolhapur Board</text:p>
          </table:table-cell>
          <table:table-cell table:style-name="Table6.C5" office:value-type="string">
            <text:p text:style-name="P17">94.15 %</text:p>
          </table:table-cell>
          <table:table-cell table:style-name="Table6.D5" office:value-type="string">
            <text:p text:style-name="P17">2009</text:p>
          </table:table-cell>
        </table:table-row>
      </table:table>
      <text:p text:style-name="P3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Personal Information: <text:s/></text:p>
          </table:table-cell>
        </table:table-row>
        <table:table-row table:style-name="Table7.2">
          <table:table-cell table:style-name="Table7.A2" office:value-type="string">
            <text:p text:style-name="P31"><text:span text:style-name="T8">Date of Birth</text:span>: 1<text:span text:style-name="T10">st</text:span> October 1993 </text:p>
            <text:p text:style-name="P33"><text:span text:style-name="T8">Nationality:</text:span> Indian <text:s/></text:p>
            <text:p text:style-name="P35"><text:span text:style-name="T8">Gender:</text:span> Male </text:p>
            <text:p text:style-name="P33"><text:span text:style-name="T8">Languages Known:</text:span> English, Hindi, Marathi, German (Basic Level) </text:p>
            <text:p text:style-name="P31"><text:span text:style-name="T8">Current Address: </text:span><text:span text:style-name="T11">Shree Sai Ram Gents PG,</text:span> Sainath Nagar, Wadgaon Sheri, Vimannagar, Pune. </text:p>
            <text:p text:style-name="P31"><text:s text:c="31"/>Pin-411014</text:p>
            <text:p text:style-name="P31"><text:span text:style-name="T8">Permanent Address: </text:span>At Post - Devgad - Sainathwadi, Tal - Devgad, Dist - Sindhudurg, Pin - 416613</text:p>
          </table:table-cell>
        </table:table-row>
      </table:table>
      <text:p text:style-name="P47"/>
      <text:p text:style-name="P48"/>
      <text:p text:style-name="P23"/>
      <text:p text:style-name="P23"/>
      <text:p text:style-name="P23"/>
      <text:p text:style-name="P23"/>
      <text:p text:style-name="P24"/>
      <text:p text:style-name="P13"><draw:g text:anchor-type="paragraph" draw:z-index="0" draw:name="Group 3937" draw:style-name="gr1"><draw:custom-shape draw:style-name="gr2" draw:text-style-name="P64" svg:width="18.881cm" svg:height="0.027cm" svg:x="-0.205cm" svg:y="1.042cm"><text:p/><draw:enhanced-geometry draw:mirror-horizontal="false" draw:mirror-vertical="false" svg:viewBox="0 0 0 0" drawooo:sub-view-size="6793738 9144" draw:text-areas="0 0 ?f0 ?f1" draw:type="ooxml-non-primitive" draw:enhanced-path="M 0 0 L 6793738 0 6793738 9144 0 9144 0 0 N"><draw:equation draw:name="f0" draw:formula="logwidth"/><draw:equation draw:name="f1" draw:formula="logheight"/></draw:enhanced-geometry></draw:custom-shape></draw:g><text:span text:style-name="T2">Date: <text:s text:c="4"/></text:span><text:span text:style-name="T3"><text:s text:c="123"/></text:span><text:span text:style-name="T2">Signature</text:span><text:span text:style-name="T3"> </text:span><text:span text:style-name="T4"><text:s/></text:span><text:span text:style-name="T3"><text:s/></text:span><text:span text:style-name="T5"><text:s/></text:span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roman" svg:font-family="roman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entury Schoolbook1" svg:font-family="'Century Schoolbook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DejaVu Sans" style:font-size-asian="10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DejaVu Sans" style:font-size-asian="10pt" style:language-asian="en" style:country-asian="I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style:font-name="Symbo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style:font-name="Courier New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style:font-name="Wingdings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style:font-name="Courier New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style:font-name="Wingdings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style:font-name="Courier New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Symbol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style:font-name="Courier New"/>
      </text:list-level-style-bullet>
      <text:list-level-style-bullet text:level="3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Wingdings"/>
      </text:list-level-style-bullet>
      <text:list-level-style-bullet text:level="4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Courier New"/>
      </text:list-level-style-bullet>
      <text:list-level-style-bullet text:level="6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Wingdings"/>
      </text:list-level-style-bullet>
      <text:list-level-style-bullet text:level="7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Symbol"/>
      </text:list-level-style-bullet>
      <text:list-level-style-bullet text:level="8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Courier New"/>
      </text:list-level-style-bullet>
      <text:list-level-style-bullet text:level="9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35cm" fo:margin-bottom="1.797cm" fo:margin-left="1.27cm" fo:margin-right="3.56cm" style:writing-mode="lr-tb" style:layout-grid-color="#c0c0c0" style:layout-grid-lines="6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8:23:00</meta:creation-date>
    <meta:initial-creator>Viswanathan_M01</meta:initial-creator>
    <dc:language>en-IN</dc:language>
    <meta:print-date>2018-10-21T10:06:38</meta:print-date>
    <dc:date>2018-10-21T11:43:04.331285153</dc:date>
    <meta:editing-cycles>780</meta:editing-cycles>
    <meta:editing-duration>PT16H37M53S</meta:editing-duration>
    <meta:generator>LibreOffice/5.1.6.2$Linux_X86_64 LibreOffice_project/10m0$Build-2</meta:generator>
    <meta:document-statistic meta:table-count="7" meta:image-count="0" meta:object-count="0" meta:page-count="3" meta:paragraph-count="140" meta:word-count="874" meta:character-count="5964" meta:non-whitespace-character-count="49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